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ke_track_waypoints - Kopie" table:style-name="ta1">
        <table:shapes>
          <draw:frame draw:z-index="0" draw:style-name="gr1" draw:text-style-name="P1" svg:width="159.99mm" svg:height="89.99mm" svg:x="55.55mm" svg:y="17.31mm">
            <loext:p/>
            <draw:object draw:notify-on-update-of-ranges="'lake_track_waypoints - Kopie'.A1:'lake_track_waypoints - Kopie'.A1 'lake_track_waypoints - Kopie'.A2:'lake_track_waypoints - Kopie'.A71 'lake_track_waypoints - Kopie'.B1:'lake_track_waypoints - Kopie'.B1 'lake_track_waypoints - Kopie'.B2:'lake_track_waypoints - Kopie'.B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9.3083" calcext:value-type="float">
            <text:p>179,3083</text:p>
          </table:table-cell>
          <table:table-cell office:value-type="float" office:value="98.67102" calcext:value-type="float">
            <text:p>98,67102</text:p>
          </table:table-cell>
        </table:table-row>
        <table:table-row table:style-name="ro1">
          <table:table-cell office:value-type="float" office:value="172.3083" calcext:value-type="float">
            <text:p>172,3083</text:p>
          </table:table-cell>
          <table:table-cell office:value-type="float" office:value="117.181" calcext:value-type="float">
            <text:p>117,181</text:p>
          </table:table-cell>
        </table:table-row>
        <table:table-row table:style-name="ro1">
          <table:table-cell office:value-type="float" office:value="165.5735" calcext:value-type="float">
            <text:p>165,5735</text:p>
          </table:table-cell>
          <table:table-cell office:value-type="float" office:value="127.2894" calcext:value-type="float">
            <text:p>127,2894</text:p>
          </table:table-cell>
        </table:table-row>
        <table:table-row table:style-name="ro1">
          <table:table-cell office:value-type="float" office:value="151.7483" calcext:value-type="float">
            <text:p>151,7483</text:p>
          </table:table-cell>
          <table:table-cell office:value-type="float" office:value="140.371" calcext:value-type="float">
            <text:p>140,371</text:p>
          </table:table-cell>
        </table:table-row>
        <table:table-row table:style-name="ro1">
          <table:table-cell office:value-type="float" office:value="133.4783" calcext:value-type="float">
            <text:p>133,4783</text:p>
          </table:table-cell>
          <table:table-cell office:value-type="float" office:value="150.771" calcext:value-type="float">
            <text:p>150,771</text:p>
          </table:table-cell>
        </table:table-row>
        <table:table-row table:style-name="ro1">
          <table:table-cell office:value-type="float" office:value="114.8083" calcext:value-type="float">
            <text:p>114,8083</text:p>
          </table:table-cell>
          <table:table-cell office:value-type="float" office:value="156.621" calcext:value-type="float">
            <text:p>156,621</text:p>
          </table:table-cell>
        </table:table-row>
        <table:table-row table:style-name="ro1">
          <table:table-cell office:value-type="float" office:value="103.8935" calcext:value-type="float">
            <text:p>103,8935</text:p>
          </table:table-cell>
          <table:table-cell office:value-type="float" office:value="158.4294" calcext:value-type="float">
            <text:p>158,4294</text:p>
          </table:table-cell>
        </table:table-row>
        <table:table-row table:style-name="ro1">
          <table:table-cell office:value-type="float" office:value="94.21827" calcext:value-type="float">
            <text:p>94,21827</text:p>
          </table:table-cell>
          <table:table-cell office:value-type="float" office:value="158.891" calcext:value-type="float">
            <text:p>158,891</text:p>
          </table:table-cell>
        </table:table-row>
        <table:table-row table:style-name="ro1">
          <table:table-cell office:value-type="float" office:value="85.37355" calcext:value-type="float">
            <text:p>85,37355</text:p>
          </table:table-cell>
          <table:table-cell office:value-type="float" office:value="158.731" calcext:value-type="float">
            <text:p>158,731</text:p>
          </table:table-cell>
        </table:table-row>
        <table:table-row table:style-name="ro1">
          <table:table-cell office:value-type="float" office:value="70.40827" calcext:value-type="float">
            <text:p>70,40827</text:p>
          </table:table-cell>
          <table:table-cell office:value-type="float" office:value="157.101" calcext:value-type="float">
            <text:p>157,101</text:p>
          </table:table-cell>
        </table:table-row>
        <table:table-row table:style-name="ro1">
          <table:table-cell office:value-type="float" office:value="61.24355" calcext:value-type="float">
            <text:p>61,24355</text:p>
          </table:table-cell>
          <table:table-cell office:value-type="float" office:value="155.4194" calcext:value-type="float">
            <text:p>155,4194</text:p>
          </table:table-cell>
        </table:table-row>
        <table:table-row table:style-name="ro1">
          <table:table-cell office:value-type="float" office:value="45.30827" calcext:value-type="float">
            <text:p>45,30827</text:p>
          </table:table-cell>
          <table:table-cell office:value-type="float" office:value="151.201" calcext:value-type="float">
            <text:p>151,201</text:p>
          </table:table-cell>
        </table:table-row>
        <table:table-row table:style-name="ro1">
          <table:table-cell office:value-type="float" office:value="36.03354" calcext:value-type="float">
            <text:p>36,03354</text:p>
          </table:table-cell>
          <table:table-cell office:value-type="float" office:value="148.141" calcext:value-type="float">
            <text:p>148,141</text:p>
          </table:table-cell>
        </table:table-row>
        <table:table-row table:style-name="ro1">
          <table:table-cell office:value-type="float" office:value="15.90826" calcext:value-type="float">
            <text:p>15,90826</text:p>
          </table:table-cell>
          <table:table-cell office:value-type="float" office:value="140.121" calcext:value-type="float">
            <text:p>140,121</text:p>
          </table:table-cell>
        </table:table-row>
        <table:table-row table:style-name="ro1">
          <table:table-cell office:value-type="float" office:value="5.64827" calcext:value-type="float">
            <text:p>5,64827</text:p>
          </table:table-cell>
          <table:table-cell office:value-type="float" office:value="135.321" calcext:value-type="float">
            <text:p>135,321</text:p>
          </table:table-cell>
        </table:table-row>
        <table:table-row table:style-name="ro1">
          <table:table-cell office:value-type="float" office:value="-9.99173" calcext:value-type="float">
            <text:p>-9,99173</text:p>
          </table:table-cell>
          <table:table-cell office:value-type="float" office:value="127.081" calcext:value-type="float">
            <text:p>127,081</text:p>
          </table:table-cell>
        </table:table-row>
        <table:table-row table:style-name="ro1">
          <table:table-cell office:value-type="float" office:value="-24.01645" calcext:value-type="float">
            <text:p>-24,01645</text:p>
          </table:table-cell>
          <table:table-cell office:value-type="float" office:value="119.021" calcext:value-type="float">
            <text:p>119,021</text:p>
          </table:table-cell>
        </table:table-row>
        <table:table-row table:style-name="ro1">
          <table:table-cell office:value-type="float" office:value="-32.16173" calcext:value-type="float">
            <text:p>-32,16173</text:p>
          </table:table-cell>
          <table:table-cell office:value-type="float" office:value="113.361" calcext:value-type="float">
            <text:p>113,361</text:p>
          </table:table-cell>
        </table:table-row>
        <table:table-row table:style-name="ro1">
          <table:table-cell office:value-type="float" office:value="-43.49173" calcext:value-type="float">
            <text:p>-43,49173</text:p>
          </table:table-cell>
          <table:table-cell office:value-type="float" office:value="105.941" calcext:value-type="float">
            <text:p>105,941</text:p>
          </table:table-cell>
        </table:table-row>
        <table:table-row table:style-name="ro1">
          <table:table-cell office:value-type="float" office:value="-61.09" calcext:value-type="float">
            <text:p>-61,09</text:p>
          </table:table-cell>
          <table:table-cell office:value-type="float" office:value="92.88499" calcext:value-type="float">
            <text:p>92,88499</text:p>
          </table:table-cell>
        </table:table-row>
        <table:table-row table:style-name="ro1">
          <table:table-cell office:value-type="float" office:value="-78.29172" calcext:value-type="float">
            <text:p>-78,29172</text:p>
          </table:table-cell>
          <table:table-cell office:value-type="float" office:value="78.73102" calcext:value-type="float">
            <text:p>78,73102</text:p>
          </table:table-cell>
        </table:table-row>
        <table:table-row table:style-name="ro1">
          <table:table-cell office:value-type="float" office:value="-93.05002" calcext:value-type="float">
            <text:p>-93,05002</text:p>
          </table:table-cell>
          <table:table-cell office:value-type="float" office:value="65.34102" calcext:value-type="float">
            <text:p>65,34102</text:p>
          </table:table-cell>
        </table:table-row>
        <table:table-row table:style-name="ro1">
          <table:table-cell office:value-type="float" office:value="-107.7717" calcext:value-type="float">
            <text:p>-107,7717</text:p>
          </table:table-cell>
          <table:table-cell office:value-type="float" office:value="50.57938" calcext:value-type="float">
            <text:p>50,57938</text:p>
          </table:table-cell>
        </table:table-row>
        <table:table-row table:style-name="ro1">
          <table:table-cell office:value-type="float" office:value="-123.3917" calcext:value-type="float">
            <text:p>-123,3917</text:p>
          </table:table-cell>
          <table:table-cell office:value-type="float" office:value="33.37102" calcext:value-type="float">
            <text:p>33,37102</text:p>
          </table:table-cell>
        </table:table-row>
        <table:table-row table:style-name="ro1">
          <table:table-cell office:value-type="float" office:value="-134.97" calcext:value-type="float">
            <text:p>-134,97</text:p>
          </table:table-cell>
          <table:table-cell office:value-type="float" office:value="18.404" calcext:value-type="float">
            <text:p>18,404</text:p>
          </table:table-cell>
        </table:table-row>
        <table:table-row table:style-name="ro1">
          <table:table-cell office:value-type="float" office:value="-145.1165" calcext:value-type="float">
            <text:p>-145,1165</text:p>
          </table:table-cell>
          <table:table-cell office:value-type="float" office:value="4.339378" calcext:value-type="float">
            <text:p>4,339378</text:p>
          </table:table-cell>
        </table:table-row>
        <table:table-row table:style-name="ro1">
          <table:table-cell office:value-type="float" office:value="-158.3417" calcext:value-type="float">
            <text:p>-158,3417</text:p>
          </table:table-cell>
          <table:table-cell office:value-type="float" office:value="-17.42898" calcext:value-type="float">
            <text:p>-17,42898</text:p>
          </table:table-cell>
        </table:table-row>
        <table:table-row table:style-name="ro1">
          <table:table-cell office:value-type="float" office:value="-164.3164" calcext:value-type="float">
            <text:p>-164,3164</text:p>
          </table:table-cell>
          <table:table-cell office:value-type="float" office:value="-30.18062" calcext:value-type="float">
            <text:p>-30,18062</text:p>
          </table:table-cell>
        </table:table-row>
        <table:table-row table:style-name="ro1">
          <table:table-cell office:value-type="float" office:value="-169.3365" calcext:value-type="float">
            <text:p>-169,3365</text:p>
          </table:table-cell>
          <table:table-cell office:value-type="float" office:value="-42.84062" calcext:value-type="float">
            <text:p>-42,84062</text:p>
          </table:table-cell>
        </table:table-row>
        <table:table-row table:style-name="ro1">
          <table:table-cell office:value-type="float" office:value="-175.4917" calcext:value-type="float">
            <text:p>-175,4917</text:p>
          </table:table-cell>
          <table:table-cell office:value-type="float" office:value="-66.52898" calcext:value-type="float">
            <text:p>-66,52898</text:p>
          </table:table-cell>
        </table:table-row>
        <table:table-row table:style-name="ro1">
          <table:table-cell office:value-type="float" office:value="-176.9617" calcext:value-type="float">
            <text:p>-176,9617</text:p>
          </table:table-cell>
          <table:table-cell office:value-type="float" office:value="-76.85062" calcext:value-type="float">
            <text:p>-76,85062</text:p>
          </table:table-cell>
        </table:table-row>
        <table:table-row table:style-name="ro1">
          <table:table-cell office:value-type="float" office:value="-176.8864" calcext:value-type="float">
            <text:p>-176,8864</text:p>
          </table:table-cell>
          <table:table-cell office:value-type="float" office:value="-90.64063" calcext:value-type="float">
            <text:p>-90,64063</text:p>
          </table:table-cell>
        </table:table-row>
        <table:table-row table:style-name="ro1">
          <table:table-cell office:value-type="float" office:value="-175.0817" calcext:value-type="float">
            <text:p>-175,0817</text:p>
          </table:table-cell>
          <table:table-cell office:value-type="float" office:value="-100.3206" calcext:value-type="float">
            <text:p>-100,3206</text:p>
          </table:table-cell>
        </table:table-row>
        <table:table-row table:style-name="ro1">
          <table:table-cell office:value-type="float" office:value="-170.3617" calcext:value-type="float">
            <text:p>-170,3617</text:p>
          </table:table-cell>
          <table:table-cell office:value-type="float" office:value="-115.129" calcext:value-type="float">
            <text:p>-115,129</text:p>
          </table:table-cell>
        </table:table-row>
        <table:table-row table:style-name="ro1">
          <table:table-cell office:value-type="float" office:value="-164.4217" calcext:value-type="float">
            <text:p>-164,4217</text:p>
          </table:table-cell>
          <table:table-cell office:value-type="float" office:value="-124.5206" calcext:value-type="float">
            <text:p>-124,5206</text:p>
          </table:table-cell>
        </table:table-row>
        <table:table-row table:style-name="ro1">
          <table:table-cell office:value-type="float" office:value="-158.9417" calcext:value-type="float">
            <text:p>-158,9417</text:p>
          </table:table-cell>
          <table:table-cell office:value-type="float" office:value="-131.399" calcext:value-type="float">
            <text:p>-131,399</text:p>
          </table:table-cell>
        </table:table-row>
        <table:table-row table:style-name="ro1">
          <table:table-cell office:value-type="float" office:value="-146.6317" calcext:value-type="float">
            <text:p>-146,6317</text:p>
          </table:table-cell>
          <table:table-cell office:value-type="float" office:value="-141.329" calcext:value-type="float">
            <text:p>-141,329</text:p>
          </table:table-cell>
        </table:table-row>
        <table:table-row table:style-name="ro1">
          <table:table-cell office:value-type="float" office:value="-134.6765" calcext:value-type="float">
            <text:p>-134,6765</text:p>
          </table:table-cell>
          <table:table-cell office:value-type="float" office:value="-147.489" calcext:value-type="float">
            <text:p>-147,489</text:p>
          </table:table-cell>
        </table:table-row>
        <table:table-row table:style-name="ro1">
          <table:table-cell office:value-type="float" office:value="-126.4965" calcext:value-type="float">
            <text:p>-126,4965</text:p>
          </table:table-cell>
          <table:table-cell office:value-type="float" office:value="-150.849" calcext:value-type="float">
            <text:p>-150,849</text:p>
          </table:table-cell>
        </table:table-row>
        <table:table-row table:style-name="ro1">
          <table:table-cell office:value-type="float" office:value="-108.5617" calcext:value-type="float">
            <text:p>-108,5617</text:p>
          </table:table-cell>
          <table:table-cell office:value-type="float" office:value="-155.499" calcext:value-type="float">
            <text:p>-155,499</text:p>
          </table:table-cell>
        </table:table-row>
        <table:table-row table:style-name="ro1">
          <table:table-cell office:value-type="float" office:value="-95.20645" calcext:value-type="float">
            <text:p>-95,20645</text:p>
          </table:table-cell>
          <table:table-cell office:value-type="float" office:value="-157.609" calcext:value-type="float">
            <text:p>-157,609</text:p>
          </table:table-cell>
        </table:table-row>
        <table:table-row table:style-name="ro1">
          <table:table-cell office:value-type="float" office:value="-73.86172" calcext:value-type="float">
            <text:p>-73,86172</text:p>
          </table:table-cell>
          <table:table-cell office:value-type="float" office:value="-159.129" calcext:value-type="float">
            <text:p>-159,129</text:p>
          </table:table-cell>
        </table:table-row>
        <table:table-row table:style-name="ro1">
          <table:table-cell office:value-type="float" office:value="-42.38173" calcext:value-type="float">
            <text:p>-42,38173</text:p>
          </table:table-cell>
          <table:table-cell office:value-type="float" office:value="-159.099" calcext:value-type="float">
            <text:p>-159,099</text:p>
          </table:table-cell>
        </table:table-row>
        <table:table-row table:style-name="ro1">
          <table:table-cell office:value-type="float" office:value="47.20827" calcext:value-type="float">
            <text:p>47,20827</text:p>
          </table:table-cell>
          <table:table-cell office:value-type="float" office:value="-148.129" calcext:value-type="float">
            <text:p>-148,129</text:p>
          </table:table-cell>
        </table:table-row>
        <table:table-row table:style-name="ro1">
          <table:table-cell office:value-type="float" office:value="75.06355" calcext:value-type="float">
            <text:p>75,06355</text:p>
          </table:table-cell>
          <table:table-cell office:value-type="float" office:value="-143.929" calcext:value-type="float">
            <text:p>-143,929</text:p>
          </table:table-cell>
        </table:table-row>
        <table:table-row table:style-name="ro1">
          <table:table-cell office:value-type="float" office:value="91.19354" calcext:value-type="float">
            <text:p>91,19354</text:p>
          </table:table-cell>
          <table:table-cell office:value-type="float" office:value="-139.979" calcext:value-type="float">
            <text:p>-139,979</text:p>
          </table:table-cell>
        </table:table-row>
        <table:table-row table:style-name="ro1">
          <table:table-cell office:value-type="float" office:value="107.3083" calcext:value-type="float">
            <text:p>107,3083</text:p>
          </table:table-cell>
          <table:table-cell office:value-type="float" office:value="-134.209" calcext:value-type="float">
            <text:p>-134,209</text:p>
          </table:table-cell>
        </table:table-row>
        <table:table-row table:style-name="ro1">
          <table:table-cell office:value-type="float" office:value="114.2635" calcext:value-type="float">
            <text:p>114,2635</text:p>
          </table:table-cell>
          <table:table-cell office:value-type="float" office:value="-130.6506" calcext:value-type="float">
            <text:p>-130,6506</text:p>
          </table:table-cell>
        </table:table-row>
        <table:table-row table:style-name="ro1">
          <table:table-cell office:value-type="float" office:value="122.5583" calcext:value-type="float">
            <text:p>122,5583</text:p>
          </table:table-cell>
          <table:table-cell office:value-type="float" office:value="-123.779" calcext:value-type="float">
            <text:p>-123,779</text:p>
          </table:table-cell>
        </table:table-row>
        <table:table-row table:style-name="ro1">
          <table:table-cell office:value-type="float" office:value="126.6183" calcext:value-type="float">
            <text:p>126,6183</text:p>
          </table:table-cell>
          <table:table-cell office:value-type="float" office:value="-118.159" calcext:value-type="float">
            <text:p>-118,159</text:p>
          </table:table-cell>
        </table:table-row>
        <table:table-row table:style-name="ro1">
          <table:table-cell office:value-type="float" office:value="129.1083" calcext:value-type="float">
            <text:p>129,1083</text:p>
          </table:table-cell>
          <table:table-cell office:value-type="float" office:value="-108.669" calcext:value-type="float">
            <text:p>-108,669</text:p>
          </table:table-cell>
        </table:table-row>
        <table:table-row table:style-name="ro1">
          <table:table-cell office:value-type="float" office:value="129.1283" calcext:value-type="float">
            <text:p>129,1283</text:p>
          </table:table-cell>
          <table:table-cell office:value-type="float" office:value="-100.349" calcext:value-type="float">
            <text:p>-100,349</text:p>
          </table:table-cell>
        </table:table-row>
        <table:table-row table:style-name="ro1">
          <table:table-cell office:value-type="float" office:value="126.8983" calcext:value-type="float">
            <text:p>126,8983</text:p>
          </table:table-cell>
          <table:table-cell office:value-type="float" office:value="-89.95898" calcext:value-type="float">
            <text:p>-89,95898</text:p>
          </table:table-cell>
        </table:table-row>
        <table:table-row table:style-name="ro1">
          <table:table-cell office:value-type="float" office:value="122.3383" calcext:value-type="float">
            <text:p>122,3383</text:p>
          </table:table-cell>
          <table:table-cell office:value-type="float" office:value="-79.97897" calcext:value-type="float">
            <text:p>-79,97897</text:p>
          </table:table-cell>
        </table:table-row>
        <table:table-row table:style-name="ro1">
          <table:table-cell office:value-type="float" office:value="117.2083" calcext:value-type="float">
            <text:p>117,2083</text:p>
          </table:table-cell>
          <table:table-cell office:value-type="float" office:value="-69.827" calcext:value-type="float">
            <text:p>-69,827</text:p>
          </table:table-cell>
        </table:table-row>
        <table:table-row table:style-name="ro1">
          <table:table-cell office:value-type="float" office:value="98.34827" calcext:value-type="float">
            <text:p>98,34827</text:p>
          </table:table-cell>
          <table:table-cell office:value-type="float" office:value="-42.02898" calcext:value-type="float">
            <text:p>-42,02898</text:p>
          </table:table-cell>
        </table:table-row>
        <table:table-row table:style-name="ro1">
          <table:table-cell office:value-type="float" office:value="83.63827" calcext:value-type="float">
            <text:p>83,63827</text:p>
          </table:table-cell>
          <table:table-cell office:value-type="float" office:value="-20.72898" calcext:value-type="float">
            <text:p>-20,72898</text:p>
          </table:table-cell>
        </table:table-row>
        <table:table-row table:style-name="ro1">
          <table:table-cell office:value-type="float" office:value="79.68355" calcext:value-type="float">
            <text:p>79,68355</text:p>
          </table:table-cell>
          <table:table-cell office:value-type="float" office:value="-12.66062" calcext:value-type="float">
            <text:p>-12,66062</text:p>
          </table:table-cell>
        </table:table-row>
        <table:table-row table:style-name="ro1">
          <table:table-cell office:value-type="float" office:value="78.52827" calcext:value-type="float">
            <text:p>78,52827</text:p>
          </table:table-cell>
          <table:table-cell office:value-type="float" office:value="-7.878983" calcext:value-type="float">
            <text:p>-7,878983</text:p>
          </table:table-cell>
        </table:table-row>
        <table:table-row table:style-name="ro1">
          <table:table-cell office:value-type="float" office:value="77.04827" calcext:value-type="float">
            <text:p>77,04827</text:p>
          </table:table-cell>
          <table:table-cell office:value-type="float" office:value="-1.338982" calcext:value-type="float">
            <text:p>-1,338982</text:p>
          </table:table-cell>
        </table:table-row>
        <table:table-row table:style-name="ro1">
          <table:table-cell office:value-type="float" office:value="77.87827" calcext:value-type="float">
            <text:p>77,87827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81.37827" calcext:value-type="float">
            <text:p>81,37827</text:p>
          </table:table-cell>
          <table:table-cell office:value-type="float" office:value="12.86102" calcext:value-type="float">
            <text:p>12,86102</text:p>
          </table:table-cell>
        </table:table-row>
        <table:table-row table:style-name="ro1">
          <table:table-cell office:value-type="float" office:value="88.33827" calcext:value-type="float">
            <text:p>88,33827</text:p>
          </table:table-cell>
          <table:table-cell office:value-type="float" office:value="19.95102" calcext:value-type="float">
            <text:p>19,95102</text:p>
          </table:table-cell>
        </table:table-row>
        <table:table-row table:style-name="ro1">
          <table:table-cell office:value-type="float" office:value="95.31827" calcext:value-type="float">
            <text:p>95,31827</text:p>
          </table:table-cell>
          <table:table-cell office:value-type="float" office:value="25.33102" calcext:value-type="float">
            <text:p>25,33102</text:p>
          </table:table-cell>
        </table:table-row>
        <table:table-row table:style-name="ro1">
          <table:table-cell office:value-type="float" office:value="102.9283" calcext:value-type="float">
            <text:p>102,9283</text:p>
          </table:table-cell>
          <table:table-cell office:value-type="float" office:value="29.88102" calcext:value-type="float">
            <text:p>29,88102</text:p>
          </table:table-cell>
        </table:table-row>
        <table:table-row table:style-name="ro1">
          <table:table-cell office:value-type="float" office:value="118.5435" calcext:value-type="float">
            <text:p>118,5435</text:p>
          </table:table-cell>
          <table:table-cell office:value-type="float" office:value="38.04939" calcext:value-type="float">
            <text:p>38,04939</text:p>
          </table:table-cell>
        </table:table-row>
        <table:table-row table:style-name="ro1">
          <table:table-cell office:value-type="float" office:value="133.2435" calcext:value-type="float">
            <text:p>133,2435</text:p>
          </table:table-cell>
          <table:table-cell office:value-type="float" office:value="45.58102" calcext:value-type="float">
            <text:p>45,58102</text:p>
          </table:table-cell>
        </table:table-row>
        <table:table-row table:style-name="ro1">
          <table:table-cell office:value-type="float" office:value="156.5083" calcext:value-type="float">
            <text:p>156,5083</text:p>
          </table:table-cell>
          <table:table-cell office:value-type="float" office:value="59.27102" calcext:value-type="float">
            <text:p>59,27102</text:p>
          </table:table-cell>
        </table:table-row>
        <table:table-row table:style-name="ro1">
          <table:table-cell office:value-type="float" office:value="165.7435" calcext:value-type="float">
            <text:p>165,7435</text:p>
          </table:table-cell>
          <table:table-cell office:value-type="float" office:value="66.92102" calcext:value-type="float">
            <text:p>66,92102</text:p>
          </table:table-cell>
        </table:table-row>
        <table:table-row table:style-name="ro1">
          <table:table-cell office:value-type="float" office:value="175.9083" calcext:value-type="float">
            <text:p>175,9083</text:p>
          </table:table-cell>
          <table:table-cell office:value-type="float" office:value="79.57102" calcext:value-type="float">
            <text:p>79,57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4:49:06.072000000</dc:date>
    <meta:editing-duration>PT2M15S</meta:editing-duration>
    <meta:editing-cycles>1</meta:editing-cycles>
    <meta:generator>LibreOffice/5.4.3.2$Windows_X86_64 LibreOffice_project/92a7159f7e4af62137622921e809f8546db437e5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lake_track_waypoints - Kopie'.A1:'lake_track_waypoints - Kopie'.B71" chart:data-source-has-labels="row" svg:x="0.32cm" svg:y="0.18cm" svg:width="13.831cm" svg:height="8.64cm">
          <chartooo:coordinate-region svg:x="0.651cm" svg:y="0.379cm" svg:width="13.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ake_track_waypoints - Kopie'.B2:'lake_track_waypoints - Kopie'.B71" chart:label-cell-address="'lake_track_waypoints - Kopie'.B1:'lake_track_waypoints - Kopie'.B1" chart:class="chart:scatter">
            <chart:domain table:cell-range-address="'lake_track_waypoints - Kopie'.A2:'lake_track_waypoints - Kopie'.A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y</text:p>
                <draw:g>
                  <svg:desc>'lake_track_waypoints - Kopie'.B1:'lake_track_waypoints - Kopi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3083">
                <text:p>179.3083</text:p>
                <draw:g>
                  <svg:desc>'lake_track_waypoints - Kopie'.A2:'lake_track_waypoints - Kopie'.A71</svg:desc>
                </draw:g>
              </table:table-cell>
              <table:table-cell office:value-type="float" office:value="98.67102">
                <text:p>98.67102</text:p>
                <draw:g>
                  <svg:desc>'lake_track_waypoints - Kopie'.B2:'lake_track_waypoints - Kopie'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.3083">
                <text:p>172.3083</text:p>
              </table:table-cell>
              <table:table-cell office:value-type="float" office:value="117.181">
                <text:p>117.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.5735">
                <text:p>165.5735</text:p>
              </table:table-cell>
              <table:table-cell office:value-type="float" office:value="127.2894">
                <text:p>127.2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.7483">
                <text:p>151.7483</text:p>
              </table:table-cell>
              <table:table-cell office:value-type="float" office:value="140.371">
                <text:p>140.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4783">
                <text:p>133.4783</text:p>
              </table:table-cell>
              <table:table-cell office:value-type="float" office:value="150.771">
                <text:p>150.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8083">
                <text:p>114.8083</text:p>
              </table:table-cell>
              <table:table-cell office:value-type="float" office:value="156.621">
                <text:p>156.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.8935">
                <text:p>103.8935</text:p>
              </table:table-cell>
              <table:table-cell office:value-type="float" office:value="158.4294">
                <text:p>158.4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21827">
                <text:p>94.21827</text:p>
              </table:table-cell>
              <table:table-cell office:value-type="float" office:value="158.891">
                <text:p>158.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37355">
                <text:p>85.37355</text:p>
              </table:table-cell>
              <table:table-cell office:value-type="float" office:value="158.731">
                <text:p>158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40827">
                <text:p>70.40827</text:p>
              </table:table-cell>
              <table:table-cell office:value-type="float" office:value="157.101">
                <text:p>157.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4355">
                <text:p>61.24355</text:p>
              </table:table-cell>
              <table:table-cell office:value-type="float" office:value="155.4194">
                <text:p>155.4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30827">
                <text:p>45.30827</text:p>
              </table:table-cell>
              <table:table-cell office:value-type="float" office:value="151.201">
                <text:p>151.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3354">
                <text:p>36.03354</text:p>
              </table:table-cell>
              <table:table-cell office:value-type="float" office:value="148.141">
                <text:p>148.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0826">
                <text:p>15.90826</text:p>
              </table:table-cell>
              <table:table-cell office:value-type="float" office:value="140.121">
                <text:p>140.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4827">
                <text:p>5.64827</text:p>
              </table:table-cell>
              <table:table-cell office:value-type="float" office:value="135.321">
                <text:p>135.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99173">
                <text:p>-9.99173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.01645">
                <text:p>-24.01645</text:p>
              </table:table-cell>
              <table:table-cell office:value-type="float" office:value="119.021">
                <text:p>119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.16173">
                <text:p>-32.16173</text:p>
              </table:table-cell>
              <table:table-cell office:value-type="float" office:value="113.361">
                <text:p>113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3.49173">
                <text:p>-43.49173</text:p>
              </table:table-cell>
              <table:table-cell office:value-type="float" office:value="105.941">
                <text:p>105.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1.09">
                <text:p>-61.09</text:p>
              </table:table-cell>
              <table:table-cell office:value-type="float" office:value="92.88499">
                <text:p>92.88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.29172">
                <text:p>-78.29172</text:p>
              </table:table-cell>
              <table:table-cell office:value-type="float" office:value="78.73102">
                <text:p>78.73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.05002">
                <text:p>-93.05002</text:p>
              </table:table-cell>
              <table:table-cell office:value-type="float" office:value="65.34102">
                <text:p>65.34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7.7717">
                <text:p>-107.7717</text:p>
              </table:table-cell>
              <table:table-cell office:value-type="float" office:value="50.57938">
                <text:p>50.5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3.3917">
                <text:p>-123.3917</text:p>
              </table:table-cell>
              <table:table-cell office:value-type="float" office:value="33.37102">
                <text:p>33.37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4.97">
                <text:p>-134.97</text:p>
              </table:table-cell>
              <table:table-cell office:value-type="float" office:value="18.404">
                <text:p>18.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5.1165">
                <text:p>-145.1165</text:p>
              </table:table-cell>
              <table:table-cell office:value-type="float" office:value="4.339378">
                <text:p>4.339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8.3417">
                <text:p>-158.3417</text:p>
              </table:table-cell>
              <table:table-cell office:value-type="float" office:value="-17.42898">
                <text:p>-17.42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4.3164">
                <text:p>-164.3164</text:p>
              </table:table-cell>
              <table:table-cell office:value-type="float" office:value="-30.18062">
                <text:p>-30.18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9.3365">
                <text:p>-169.3365</text:p>
              </table:table-cell>
              <table:table-cell office:value-type="float" office:value="-42.84062">
                <text:p>-42.84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5.4917">
                <text:p>-175.4917</text:p>
              </table:table-cell>
              <table:table-cell office:value-type="float" office:value="-66.52898">
                <text:p>-66.52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6.9617">
                <text:p>-176.9617</text:p>
              </table:table-cell>
              <table:table-cell office:value-type="float" office:value="-76.85062">
                <text:p>-76.85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6.8864">
                <text:p>-176.8864</text:p>
              </table:table-cell>
              <table:table-cell office:value-type="float" office:value="-90.64063">
                <text:p>-90.64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5.0817">
                <text:p>-175.0817</text:p>
              </table:table-cell>
              <table:table-cell office:value-type="float" office:value="-100.3206">
                <text:p>-100.3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0.3617">
                <text:p>-170.3617</text:p>
              </table:table-cell>
              <table:table-cell office:value-type="float" office:value="-115.129">
                <text:p>-115.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4.4217">
                <text:p>-164.4217</text:p>
              </table:table-cell>
              <table:table-cell office:value-type="float" office:value="-124.5206">
                <text:p>-124.5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8.9417">
                <text:p>-158.9417</text:p>
              </table:table-cell>
              <table:table-cell office:value-type="float" office:value="-131.399">
                <text:p>-131.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6.6317">
                <text:p>-146.6317</text:p>
              </table:table-cell>
              <table:table-cell office:value-type="float" office:value="-141.329">
                <text:p>-141.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4.6765">
                <text:p>-134.6765</text:p>
              </table:table-cell>
              <table:table-cell office:value-type="float" office:value="-147.489">
                <text:p>-147.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6.4965">
                <text:p>-126.4965</text:p>
              </table:table-cell>
              <table:table-cell office:value-type="float" office:value="-150.849">
                <text:p>-150.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8.5617">
                <text:p>-108.5617</text:p>
              </table:table-cell>
              <table:table-cell office:value-type="float" office:value="-155.499">
                <text:p>-155.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5.20645">
                <text:p>-95.20645</text:p>
              </table:table-cell>
              <table:table-cell office:value-type="float" office:value="-157.609">
                <text:p>-157.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3.86172">
                <text:p>-73.86172</text:p>
              </table:table-cell>
              <table:table-cell office:value-type="float" office:value="-159.129">
                <text:p>-159.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2.38173">
                <text:p>-42.38173</text:p>
              </table:table-cell>
              <table:table-cell office:value-type="float" office:value="-159.099">
                <text:p>-159.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20827">
                <text:p>47.20827</text:p>
              </table:table-cell>
              <table:table-cell office:value-type="float" office:value="-148.129">
                <text:p>-148.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06355">
                <text:p>75.06355</text:p>
              </table:table-cell>
              <table:table-cell office:value-type="float" office:value="-143.929">
                <text:p>-143.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.19354">
                <text:p>91.19354</text:p>
              </table:table-cell>
              <table:table-cell office:value-type="float" office:value="-139.979">
                <text:p>-139.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3083">
                <text:p>107.3083</text:p>
              </table:table-cell>
              <table:table-cell office:value-type="float" office:value="-134.209">
                <text:p>-134.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.2635">
                <text:p>114.2635</text:p>
              </table:table-cell>
              <table:table-cell office:value-type="float" office:value="-130.6506">
                <text:p>-130.6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.5583">
                <text:p>122.5583</text:p>
              </table:table-cell>
              <table:table-cell office:value-type="float" office:value="-123.779">
                <text:p>-123.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.6183">
                <text:p>126.6183</text:p>
              </table:table-cell>
              <table:table-cell office:value-type="float" office:value="-118.159">
                <text:p>-118.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9.1083">
                <text:p>129.1083</text:p>
              </table:table-cell>
              <table:table-cell office:value-type="float" office:value="-108.669">
                <text:p>-108.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.1283">
                <text:p>129.1283</text:p>
              </table:table-cell>
              <table:table-cell office:value-type="float" office:value="-100.349">
                <text:p>-100.3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.8983">
                <text:p>126.8983</text:p>
              </table:table-cell>
              <table:table-cell office:value-type="float" office:value="-89.95898">
                <text:p>-89.95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.3383">
                <text:p>122.3383</text:p>
              </table:table-cell>
              <table:table-cell office:value-type="float" office:value="-79.97897">
                <text:p>-79.97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.2083">
                <text:p>117.2083</text:p>
              </table:table-cell>
              <table:table-cell office:value-type="float" office:value="-69.827">
                <text:p>-69.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34827">
                <text:p>98.34827</text:p>
              </table:table-cell>
              <table:table-cell office:value-type="float" office:value="-42.02898">
                <text:p>-42.02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63827">
                <text:p>83.63827</text:p>
              </table:table-cell>
              <table:table-cell office:value-type="float" office:value="-20.72898">
                <text:p>-20.72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68355">
                <text:p>79.68355</text:p>
              </table:table-cell>
              <table:table-cell office:value-type="float" office:value="-12.66062">
                <text:p>-12.66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2827">
                <text:p>78.52827</text:p>
              </table:table-cell>
              <table:table-cell office:value-type="float" office:value="-7.878983">
                <text:p>-7.87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04827">
                <text:p>77.04827</text:p>
              </table:table-cell>
              <table:table-cell office:value-type="float" office:value="-1.338982">
                <text:p>-1.338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87827">
                <text:p>77.8782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.37827">
                <text:p>81.37827</text:p>
              </table:table-cell>
              <table:table-cell office:value-type="float" office:value="12.86102">
                <text:p>12.86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.33827">
                <text:p>88.33827</text:p>
              </table:table-cell>
              <table:table-cell office:value-type="float" office:value="19.95102">
                <text:p>19.95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31827">
                <text:p>95.31827</text:p>
              </table:table-cell>
              <table:table-cell office:value-type="float" office:value="25.33102">
                <text:p>25.33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.9283">
                <text:p>102.9283</text:p>
              </table:table-cell>
              <table:table-cell office:value-type="float" office:value="29.88102">
                <text:p>29.88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.5435">
                <text:p>118.5435</text:p>
              </table:table-cell>
              <table:table-cell office:value-type="float" office:value="38.04939">
                <text:p>38.04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2435">
                <text:p>133.2435</text:p>
              </table:table-cell>
              <table:table-cell office:value-type="float" office:value="45.58102">
                <text:p>45.58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.5083">
                <text:p>156.5083</text:p>
              </table:table-cell>
              <table:table-cell office:value-type="float" office:value="59.27102">
                <text:p>59.27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.7435">
                <text:p>165.7435</text:p>
              </table:table-cell>
              <table:table-cell office:value-type="float" office:value="66.92102">
                <text:p>66.92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.9083">
                <text:p>175.9083</text:p>
              </table:table-cell>
              <table:table-cell office:value-type="float" office:value="79.57102">
                <text:p>79.57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